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12561d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3533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12561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>
      <style:text-properties officeooo:paragraph-rsid="0012561d"/>
    </style:style>
    <style:style style:name="P9" style:family="paragraph" style:parent-style-name="Text_20_body">
      <style:paragraph-properties fo:margin-top="0cm" fo:margin-bottom="0.499cm" style:contextual-spacing="false"/>
      <style:text-properties officeooo:paragraph-rsid="0012561d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text-properties officeooo:rsid="00135331" officeooo:paragraph-rsid="00135331"/>
    </style:style>
    <style:style style:name="T1" style:family="text">
      <style:text-properties officeooo:rsid="0012561d"/>
    </style:style>
    <style:style style:name="T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77dba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officeooo:rsid="00135331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3">Ejercicio</text:span>: Sistema de Parque de Diversiones Virtual</text:p>
      <text:p text:style-name="Text_20_body">Imagina que estás desarrollando un sistema para un parque de diversiones virtual. Deberás crear clases que representen diferentes aspectos del parque, utilizando encapsulamiento, polimorfismo, herencia y abstracción.</text:p>
      <text:list text:style-name="L1">
        <text:list-item>
          <text:p text:style-name="P4">Crea una clase abstracta llamada <text:span text:style-name="Source_20_Text">Atraccion</text:span> con propiedades como <text:span text:style-name="Source_20_Text">nombre</text:span>, <text:span text:style-name="Source_20_Text">capacidad</text:span>, y <text:span text:style-name="Source_20_Text">tiempoDeEspera</text:span>. Incluye métodos abstractos como <text:span text:style-name="Source_20_Text">iniciarRecorrido()</text:span> y <text:span text:style-name="Source_20_Text">finalizarRecorrido()</text:span>. </text:p>
        </text:list-item>
        <text:list-item>
          <text:p text:style-name="P4">Implementa al menos tres clases que hereden de <text:span text:style-name="Source_20_Text">Atraccion</text:span>: <text:span text:style-name="Source_20_Text">MontañaRusa</text:span>, <text:span text:style-name="Source_20_Text">CasaEmbrujada</text:span>, y <text:span text:style-name="Source_20_Text"><text:span text:style-name="T1">Carrusel</text:span></text:span>. Cada una debe implementar los métodos abstractos de manera única. </text:p>
        </text:list-item>
        <text:list-item>
          <text:p text:style-name="P4">Crea una interfaz <text:span text:style-name="Source_20_Text">Mantenible</text:span> con métodos como <text:span text:style-name="Source_20_Text">realizarMantenimiento()</text:span> y <text:span text:style-name="Source_20_Text">verificarSeguridad()</text:span>. </text:p>
        </text:list-item>
        <text:list-item>
          <text:p text:style-name="P5">Haz que <text:span text:style-name="Source_20_Text">MontañaRusa</text:span> y <text:span text:style-name="Source_20_Text"><text:span text:style-name="T1">Carrusel</text:span></text:span> implementen la interfaz <text:span text:style-name="Source_20_Text">Mantenible</text:span>. </text:p>
        </text:list-item>
        <text:list-item>
          <text:p text:style-name="P4">Desarrolla una clase <text:span text:style-name="Source_20_Text">ParqueDeDiversiones</text:span> que encapsule una colección de atracciones y métodos para añadir/remover atracciones, calcular tiempo de espera promedio, etc. </text:p>
        </text:list-item>
        <text:list-item>
          <text:p text:style-name="P4">Implementa un sistema de <text:span text:style-name="Source_20_Text">Visitante</text:span> con propiedades encapsuladas como <text:span text:style-name="Source_20_Text">nombre</text:span>, <text:span text:style-name="Source_20_Text">altura</text:span>, y <text:span text:style-name="Source_20_Text">edad</text:span>. Añade métodos para verificar si un visitante puede acceder a una atracción basado en restricciones de altura/edad. </text:p>
        </text:list-item>
        <text:list-item>
          <text:p text:style-name="P4">Crea un método polimórfico <text:span text:style-name="Source_20_Text">describirAtraccion()</text:span> en la clase <text:span text:style-name="Source_20_Text">Atraccion</text:span> y sobreescríbelo en las clases hijas para proporcionar descripciones únicas. </text:p>
        </text:list-item>
        <text:list-item>
          <text:p text:style-name="P3">Desarrolla un método en <text:span text:style-name="Source_20_Text">ParqueDeDiversiones</text:span> que use polimorfismo para iniciar todas las atracciones, independientemente de su tipo específico. </text:p>
        </text:list-item>
      </text:list>
      <text:p text:style-name="Text_20_body">Este ejercicio permite practicar:</text:p>
      <text:list text:style-name="L2">
        <text:list-item>
          <text:p text:style-name="P7">Abstracción: Con la clase abstracta <text:span text:style-name="Source_20_Text">Atraccion</text:span> </text:p>
        </text:list-item>
        <text:list-item>
          <text:p text:style-name="P7">Herencia: Con las clases que heredan de <text:span text:style-name="Source_20_Text">Atraccion</text:span> </text:p>
        </text:list-item>
        <text:list-item>
          <text:p text:style-name="P7">Encapsulamiento: En la gestión de propiedades de <text:span text:style-name="Source_20_Text">Visitante</text:span> y <text:span text:style-name="Source_20_Text">ParqueDeDiversiones</text:span> </text:p>
        </text:list-item>
        <text:list-item>
          <text:p text:style-name="P6">Polimorfismo: A través de la implementación de métodos abstractos y el uso de interfaces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><text:soft-page-break/><text:span text:style-name="T12">A</text:span>quí tienes una versión del ejercicio implementada en JavaScript:</text:p>
      <text:p text:style-name="P2" loext:marker-style-name="T5"><text:span text:style-name="T2">// Clase abstracta Atraccion<text:line-break/></text:span><text:span text:style-name="T4">class </text:span><text:span text:style-name="T5">Atraccion {<text:line-break/> <text:s text:c="3"/></text:span><text:span text:style-name="T4">constructor</text:span><text:span text:style-name="T5">(nombre, capacidad, tiempoEspera) {<text:line-break/> <text:s text:c="7"/></text:span><text:span text:style-name="T4">this</text:span><text:span text:style-name="T5">.</text:span><text:span text:style-name="T6">nombre </text:span><text:span text:style-name="T5">= nombre;<text:line-break/> <text:s text:c="7"/></text:span><text:span text:style-name="T4">this</text:span><text:span text:style-name="T5">.</text:span><text:span text:style-name="T6">capacidad </text:span><text:span text:style-name="T5">= capacidad;<text:line-break/> <text:s text:c="7"/></text:span><text:span text:style-name="T4">this</text:span><text:span text:style-name="T5">.</text:span><text:span text:style-name="T6">tiempoEspera </text:span><text:span text:style-name="T5">= tiempoEspera;<text:line-break/> <text:s text:c="3"/>}<text:line-break/><text:line-break/> <text:s text:c="3"/></text:span><text:span text:style-name="T7">iniciarRecorrido</text:span><text:span text:style-name="T5">() {<text:line-break/> <text:s text:c="7"/></text:span><text:span text:style-name="T4">throw new </text:span><text:span text:style-name="T7">Error</text:span><text:span text:style-name="T5">(</text:span><text:span text:style-name="T10">"Método abstracto"</text:span><text:span text:style-name="T5">);<text:line-break/> <text:s text:c="3"/>}<text:line-break/><text:line-break/> <text:s text:c="3"/></text:span><text:span text:style-name="T7">finalizarRecorrido</text:span><text:span text:style-name="T5">() {<text:line-break/> <text:s text:c="7"/></text:span><text:span text:style-name="T4">throw new </text:span><text:span text:style-name="T7">Error</text:span><text:span text:style-name="T5">(</text:span><text:span text:style-name="T10">"Método abstracto"</text:span><text:span text:style-name="T5">);<text:line-break/> <text:s text:c="3"/>}<text:line-break/><text:line-break/> <text:s text:c="3"/></text:span><text:span text:style-name="T7">describirAtraccion</text:span><text:span text:style-name="T5">() {<text:line-break/> <text:s text:c="7"/></text:span><text:span text:style-name="T4">throw new </text:span><text:span text:style-name="T7">Error</text:span><text:span text:style-name="T5">(</text:span><text:span text:style-name="T10">"Método abstracto"</text:span><text:span text:style-name="T5">);<text:line-break/> <text:s text:c="3"/>}<text:line-break/>}<text:line-break/><text:line-break/></text:span><text:span text:style-name="T2">// Interfaz Mantenible<text:line-break/></text:span><text:span text:style-name="T4">class </text:span><text:span text:style-name="T5">Mantenible {<text:line-break/> <text:s text:c="3"/></text:span><text:span text:style-name="T7">realizarMantenimiento</text:span><text:span text:style-name="T5">() {<text:line-break/> <text:s text:c="7"/></text:span><text:span text:style-name="T4">throw new </text:span><text:span text:style-name="T7">Error</text:span><text:span text:style-name="T5">(</text:span><text:span text:style-name="T10">"Método abstracto"</text:span><text:span text:style-name="T5">);<text:line-break/> <text:s text:c="3"/>}<text:line-break/><text:line-break/> <text:s text:c="3"/></text:span><text:span text:style-name="T7">verificarSeguridad</text:span><text:span text:style-name="T5">() {<text:line-break/> <text:s text:c="7"/></text:span><text:span text:style-name="T4">throw new </text:span><text:span text:style-name="T7">Error</text:span><text:span text:style-name="T5">(</text:span><text:span text:style-name="T10">"Método abstracto"</text:span><text:span text:style-name="T5">);<text:line-break/> <text:s text:c="3"/>}<text:line-break/>}<text:line-break/><text:line-break/></text:span><text:span text:style-name="T2">// MontañaRusa<text:line-break/></text:span><text:span text:style-name="T4">class </text:span><text:span text:style-name="T5">MontañaRusa </text:span><text:span text:style-name="T4">extends </text:span><text:span text:style-name="T5">Atraccion {<text:line-break/> <text:s text:c="3"/></text:span><text:span text:style-name="T4">constructor</text:span><text:span text:style-name="T5">(nombre, capacidad, tiempoEspera, alturaMinima) {<text:line-break/> <text:s text:c="7"/></text:span><text:span text:style-name="T4">super</text:span><text:span text:style-name="T5">(nombre, capacidad, tiempoEspera);<text:line-break/> <text:s text:c="7"/></text:span><text:span text:style-name="T4">this</text:span><text:span text:style-name="T5">.</text:span><text:span text:style-name="T6">alturaMinima </text:span><text:span text:style-name="T5">= alturaMinima;<text:line-break/> <text:s text:c="3"/>}<text:line-break/><text:line-break/> <text:s text:c="3"/></text:span><text:span text:style-name="T7">iniciarRecorrido</text:span><text:span text:style-name="T5">() {<text:line-break/> <text:s text:c="7"/></text:span><text:span text:style-name="T4">return </text:span><text:span text:style-name="T10">`¡La montaña rusa </text:span><text:span text:style-name="T5">${</text:span><text:span text:style-name="T4">this</text:span><text:span text:style-name="T5">.</text:span><text:span text:style-name="T6">nombre</text:span><text:span text:style-name="T5">}</text:span><text:span text:style-name="T10"> inicia su recorrido!`</text:span><text:span text:style-name="T5">;<text:line-break/> <text:s text:c="3"/>}<text:line-break/><text:line-break/> <text:s text:c="3"/></text:span><text:span text:style-name="T7">finalizarRecorrido</text:span><text:span text:style-name="T5">() {<text:line-break/> <text:s text:c="7"/></text:span><text:span text:style-name="T4">return </text:span><text:span text:style-name="T10">`La montaña rusa </text:span><text:span text:style-name="T5">${</text:span><text:span text:style-name="T4">this</text:span><text:span text:style-name="T5">.</text:span><text:span text:style-name="T6">nombre</text:span><text:span text:style-name="T5">}</text:span><text:span text:style-name="T10"> ha completado su recorrido.`</text:span><text:span text:style-name="T5">;<text:line-break/> <text:s text:c="3"/>}<text:line-break/><text:line-break/> <text:s text:c="3"/></text:span><text:span text:style-name="T7">describirAtraccion</text:span><text:span text:style-name="T5">() {<text:line-break/> <text:s text:c="7"/></text:span><text:span text:style-name="T4">return </text:span><text:span text:style-name="T10">`</text:span><text:span text:style-name="T5">${</text:span><text:span text:style-name="T4">this</text:span><text:span text:style-name="T5">.</text:span><text:span text:style-name="T6">nombre</text:span><text:span text:style-name="T5">}</text:span><text:span text:style-name="T10"> es una emocionante montaña rusa con una altura mínima de </text:span><text:span text:style-name="T5">${</text:span><text:span text:style-name="T4">this</text:span><text:span text:style-name="T5">.</text:span><text:span text:style-name="T6">alturaMinima</text:span><text:span text:style-name="T5">}</text:span><text:span text:style-name="T10">cm.`</text:span><text:span text:style-name="T5">;<text:line-break/> <text:s text:c="3"/>}<text:line-break/><text:line-break/> <text:s text:c="3"/></text:span><text:span text:style-name="T7">realizarMantenimiento</text:span><text:span text:style-name="T5">() {<text:line-break/> <text:s text:c="7"/></text:span><text:span text:style-name="T4">return </text:span><text:span text:style-name="T10">`Realizando mantenimiento en la montaña rusa </text:span><text:span text:style-name="T5">${</text:span><text:span text:style-name="T4">this</text:span><text:span text:style-name="T5">.</text:span><text:span text:style-name="T6">nombre</text:span><text:span text:style-name="T5">}</text:span><text:span text:style-name="T10">.`</text:span><text:span text:style-name="T5">;<text:line-break/> <text:s text:c="3"/>}<text:line-break/><text:line-break/> <text:s text:c="3"/></text:span><text:span text:style-name="T7">verificarSeguridad</text:span><text:span text:style-name="T5">() {<text:line-break/></text:span><text:soft-page-break/><text:span text:style-name="T5"> <text:s text:c="7"/></text:span><text:span text:style-name="T4">return </text:span><text:span text:style-name="T10">`Verificando sistemas de seguridad de la montaña rusa </text:span><text:span text:style-name="T5">${</text:span><text:span text:style-name="T4">this</text:span><text:span text:style-name="T5">.</text:span><text:span text:style-name="T6">nombre</text:span><text:span text:style-name="T5">}</text:span><text:span text:style-name="T10">.`</text:span><text:span text:style-name="T5">;<text:line-break/> <text:s text:c="3"/>}<text:line-break/>}<text:line-break/><text:line-break/></text:span><text:span text:style-name="T2">// ParqueDeDiversiones<text:line-break/></text:span><text:span text:style-name="T4">class </text:span><text:span text:style-name="T5">ParqueDeDiversiones {<text:line-break/> <text:s text:c="3"/></text:span><text:span text:style-name="T4">constructor</text:span><text:span text:style-name="T5">() {<text:line-break/> <text:s text:c="7"/></text:span><text:span text:style-name="T4">this</text:span><text:span text:style-name="T5">.</text:span><text:span text:style-name="T6">atracciones </text:span><text:span text:style-name="T5">= [];<text:line-break/> <text:s text:c="3"/>}<text:line-break/><text:line-break/> <text:s text:c="3"/></text:span><text:span text:style-name="T7">añadirAtraccion</text:span><text:span text:style-name="T5">(atraccion) {<text:line-break/> <text:s text:c="7"/></text:span><text:span text:style-name="T4">this</text:span><text:span text:style-name="T5">.</text:span><text:span text:style-name="T6">atracciones</text:span><text:span text:style-name="T5">.</text:span><text:span text:style-name="T7">push</text:span><text:span text:style-name="T5">(atraccion);<text:line-break/> <text:s text:c="3"/>}<text:line-break/><text:line-break/> <text:s text:c="3"/></text:span><text:span text:style-name="T7">removerAtraccion</text:span><text:span text:style-name="T5">(nombreAtraccion) {<text:line-break/> <text:s text:c="7"/></text:span><text:span text:style-name="T4">this</text:span><text:span text:style-name="T5">.</text:span><text:span text:style-name="T6">atracciones </text:span><text:span text:style-name="T5">= </text:span><text:span text:style-name="T4">this</text:span><text:span text:style-name="T5">.</text:span><text:span text:style-name="T6">atracciones</text:span><text:span text:style-name="T5">.</text:span><text:span text:style-name="T7">filter</text:span><text:span text:style-name="T5">(a =&gt; a.</text:span><text:span text:style-name="T6">nombre </text:span><text:span text:style-name="T5">!== nombreAtraccion);<text:line-break/> <text:s text:c="3"/>}<text:line-break/><text:line-break/> <text:s text:c="3"/></text:span><text:span text:style-name="T7">calcularTiempoEsperaPromedio</text:span><text:span text:style-name="T5">() {<text:line-break/> <text:s text:c="7"/></text:span><text:span text:style-name="T4">if </text:span><text:span text:style-name="T5">(</text:span><text:span text:style-name="T4">this</text:span><text:span text:style-name="T5">.</text:span><text:span text:style-name="T6">atracciones</text:span><text:span text:style-name="T5">.</text:span><text:span text:style-name="T6">length </text:span><text:span text:style-name="T5">=== </text:span><text:span text:style-name="T8">0</text:span><text:span text:style-name="T5">) </text:span><text:span text:style-name="T4">return </text:span><text:span text:style-name="T8">0</text:span><text:span text:style-name="T5">;<text:line-break/> <text:s text:c="7"/></text:span><text:span text:style-name="T4">const </text:span><text:span text:style-name="T9">total </text:span><text:span text:style-name="T5">= </text:span><text:span text:style-name="T4">this</text:span><text:span text:style-name="T5">.</text:span><text:span text:style-name="T6">atracciones</text:span><text:span text:style-name="T5">.</text:span><text:span text:style-name="T7">reduce</text:span><text:span text:style-name="T5">((sum, a) =&gt; sum + a.</text:span><text:span text:style-name="T6">tiempoEspera</text:span><text:span text:style-name="T5">, </text:span><text:span text:style-name="T8">0</text:span><text:span text:style-name="T5">);<text:line-break/> <text:s text:c="7"/></text:span><text:span text:style-name="T4">return </text:span><text:span text:style-name="T9">total </text:span><text:span text:style-name="T5">/ </text:span><text:span text:style-name="T4">this</text:span><text:span text:style-name="T5">.</text:span><text:span text:style-name="T6">atracciones</text:span><text:span text:style-name="T5">.</text:span><text:span text:style-name="T6">length</text:span><text:span text:style-name="T5">;<text:line-break/> <text:s text:c="3"/>}<text:line-break/><text:line-break/> <text:s text:c="3"/></text:span><text:span text:style-name="T7">iniciarTodasLasAtracciones</text:span><text:span text:style-name="T5">() {<text:line-break/> <text:s text:c="7"/></text:span><text:span text:style-name="T4">return this</text:span><text:span text:style-name="T5">.</text:span><text:span text:style-name="T6">atracciones</text:span><text:span text:style-name="T5">.</text:span><text:span text:style-name="T7">map</text:span><text:span text:style-name="T5">(a =&gt; a.</text:span><text:span text:style-name="T7">iniciarRecorrido</text:span><text:span text:style-name="T5">());<text:line-break/> <text:s text:c="3"/>}<text:line-break/>}<text:line-break/><text:line-break/></text:span><text:span text:style-name="T2">// Visitante<text:line-break/></text:span><text:span text:style-name="T4">class </text:span><text:span text:style-name="T5">Visitante {<text:line-break/> <text:s text:c="3"/></text:span><text:span text:style-name="T4">constructor</text:span><text:span text:style-name="T5">(nombre, altura, edad) {<text:line-break/> <text:s text:c="7"/></text:span><text:span text:style-name="T4">this</text:span><text:span text:style-name="T5">.</text:span><text:span text:style-name="T6">nombre </text:span><text:span text:style-name="T5">= nombre;<text:line-break/> <text:s text:c="7"/></text:span><text:span text:style-name="T4">this</text:span><text:span text:style-name="T5">.</text:span><text:span text:style-name="T6">altura </text:span><text:span text:style-name="T5">= altura;<text:line-break/> <text:s text:c="7"/></text:span><text:span text:style-name="T4">this</text:span><text:span text:style-name="T5">.</text:span><text:span text:style-name="T6">edad </text:span><text:span text:style-name="T5">= edad;<text:line-break/> <text:s text:c="3"/>}<text:line-break/><text:line-break/> <text:s text:c="3"/></text:span><text:span text:style-name="T7">puedeAcceder</text:span><text:span text:style-name="T5">(atraccion) {<text:line-break/> <text:s text:c="7"/></text:span><text:span text:style-name="T4">if </text:span><text:span text:style-name="T5">(atraccion </text:span><text:span text:style-name="T4">instanceof </text:span><text:span text:style-name="T5">MontañaRusa) {<text:line-break/> <text:s text:c="11"/></text:span><text:span text:style-name="T4">return this</text:span><text:span text:style-name="T5">.</text:span><text:span text:style-name="T6">altura </text:span><text:span text:style-name="T5">&gt;= atraccion.</text:span><text:span text:style-name="T6">alturaMinima</text:span><text:span text:style-name="T5">;<text:line-break/> <text:s text:c="7"/>}<text:line-break/> <text:s text:c="7"/></text:span><text:span text:style-name="T2">// Añadir más condiciones para otros tipos de atracciones<text:line-break/> <text:s text:c="7"/></text:span><text:span text:style-name="T4">return true</text:span><text:span text:style-name="T5">;<text:line-break/> <text:s text:c="3"/>}<text:line-break/>}<text:line-break/><text:line-break/></text:span><text:span text:style-name="T2">// Ejemplo de uso<text:line-break/></text:span><text:span text:style-name="T4">function </text:span><text:span text:style-name="T7">main</text:span><text:span text:style-name="T5">() {<text:line-break/> <text:s text:c="3"/></text:span><text:span text:style-name="T4">const </text:span><text:span text:style-name="T9">parque </text:span><text:span text:style-name="T5">= </text:span><text:span text:style-name="T4">new </text:span><text:span text:style-name="T5">ParqueDeDiversiones();<text:line-break/><text:line-break/> <text:s text:c="3"/></text:span><text:span text:style-name="T4">const </text:span><text:span text:style-name="T9">montañaRusa </text:span><text:span text:style-name="T5">= </text:span><text:span text:style-name="T4">new </text:span><text:span text:style-name="T5">MontañaRusa(</text:span><text:span text:style-name="T10">"Dragón de Fuego"</text:span><text:span text:style-name="T5">, </text:span><text:span text:style-name="T8">30</text:span><text:span text:style-name="T5">, </text:span><text:span text:style-name="T8">45</text:span><text:span text:style-name="T5">, </text:span><text:span text:style-name="T8">140</text:span><text:span text:style-name="T5">);<text:line-break/> <text:s text:c="3"/></text:span><text:span text:style-name="T9">parque</text:span><text:span text:style-name="T5">.</text:span><text:span text:style-name="T7">añadirAtraccion</text:span><text:span text:style-name="T5">(</text:span><text:span text:style-name="T9">montañaRusa</text:span><text:span text:style-name="T5">);<text:line-break/><text:line-break/> <text:s text:c="3"/></text:span><text:span text:style-name="T4">const </text:span><text:span text:style-name="T9">visitante </text:span><text:span text:style-name="T5">= </text:span><text:span text:style-name="T4">new </text:span><text:span text:style-name="T5">Visitante(</text:span><text:span text:style-name="T10">"Ana"</text:span><text:span text:style-name="T5">, </text:span><text:span text:style-name="T8">150</text:span><text:span text:style-name="T5">, </text:span><text:span text:style-name="T8">25</text:span><text:span text:style-name="T5">);<text:line-break/><text:line-break/> <text:s text:c="3"/></text:span><text:span text:style-name="T11">console</text:span><text:span text:style-name="T5">.</text:span><text:span text:style-name="T7">log</text:span><text:span text:style-name="T5">(</text:span><text:span text:style-name="T9">montañaRusa</text:span><text:span text:style-name="T5">.</text:span><text:span text:style-name="T7">describirAtraccion</text:span><text:span text:style-name="T5">());<text:line-break/> <text:s text:c="3"/></text:span><text:span text:style-name="T11">console</text:span><text:span text:style-name="T5">.</text:span><text:span text:style-name="T7">log</text:span><text:span text:style-name="T5">(</text:span><text:span text:style-name="T9">montañaRusa</text:span><text:span text:style-name="T5">.</text:span><text:span text:style-name="T7">iniciarRecorrido</text:span><text:span text:style-name="T5">());<text:line-break/> <text:s text:c="3"/></text:span><text:span text:style-name="T11">console</text:span><text:span text:style-name="T5">.</text:span><text:span text:style-name="T7">log</text:span><text:span text:style-name="T5">(</text:span><text:span text:style-name="T9">montañaRusa</text:span><text:span text:style-name="T5">.</text:span><text:span text:style-name="T7">realizarMantenimiento</text:span><text:span text:style-name="T5">());<text:line-break/></text:span><text:soft-page-break/><text:span text:style-name="T5"><text:line-break/> <text:s text:c="3"/></text:span><text:span text:style-name="T11">console</text:span><text:span text:style-name="T5">.</text:span><text:span text:style-name="T7">log</text:span><text:span text:style-name="T5">(</text:span><text:span text:style-name="T10">`Tiempo de espera promedio: </text:span><text:span text:style-name="T5">${</text:span><text:span text:style-name="T9">parque</text:span><text:span text:style-name="T5">.</text:span><text:span text:style-name="T7">calcularTiempoEsperaPromedio</text:span><text:span text:style-name="T5">()}</text:span><text:span text:style-name="T10"> minutos`</text:span><text:span text:style-name="T5">);<text:line-break/><text:line-break/> <text:s text:c="3"/></text:span><text:span text:style-name="T4">if </text:span><text:span text:style-name="T5">(</text:span><text:span text:style-name="T9">visitante</text:span><text:span text:style-name="T5">.</text:span><text:span text:style-name="T7">puedeAcceder</text:span><text:span text:style-name="T5">(</text:span><text:span text:style-name="T9">montañaRusa</text:span><text:span text:style-name="T5">)) {<text:line-break/> <text:s text:c="7"/></text:span><text:span text:style-name="T11">console</text:span><text:span text:style-name="T5">.</text:span><text:span text:style-name="T7">log</text:span><text:span text:style-name="T5">(</text:span><text:span text:style-name="T10">`</text:span><text:span text:style-name="T5">${</text:span><text:span text:style-name="T9">visitante</text:span><text:span text:style-name="T5">.</text:span><text:span text:style-name="T6">nombre</text:span><text:span text:style-name="T5">}</text:span><text:span text:style-name="T10"> puede acceder a </text:span><text:span text:style-name="T5">${</text:span><text:span text:style-name="T9">montañaRusa</text:span><text:span text:style-name="T5">.</text:span><text:span text:style-name="T6">nombre</text:span><text:span text:style-name="T5">}</text:span><text:span text:style-name="T10">`</text:span><text:span text:style-name="T5">);<text:line-break/> <text:s text:c="3"/>} </text:span><text:span text:style-name="T4">else </text:span><text:span text:style-name="T5">{<text:line-break/> <text:s text:c="7"/></text:span><text:span text:style-name="T11">console</text:span><text:span text:style-name="T5">.</text:span><text:span text:style-name="T7">log</text:span><text:span text:style-name="T5">(</text:span><text:span text:style-name="T10">`</text:span><text:span text:style-name="T5">${</text:span><text:span text:style-name="T9">visitante</text:span><text:span text:style-name="T5">.</text:span><text:span text:style-name="T6">nombre</text:span><text:span text:style-name="T5">}</text:span><text:span text:style-name="T10"> no cumple con los requisitos para </text:span><text:span text:style-name="T5">${</text:span><text:span text:style-name="T9">montañaRusa</text:span><text:span text:style-name="T5">.</text:span><text:span text:style-name="T6">nombre</text:span><text:span text:style-name="T5">}</text:span><text:span text:style-name="T10">`</text:span><text:span text:style-name="T5">);<text:line-break/> <text:s text:c="3"/>}<text:line-break/><text:line-break/> <text:s text:c="3"/></text:span><text:span text:style-name="T11">console</text:span><text:span text:style-name="T5">.</text:span><text:span text:style-name="T7">log</text:span><text:span text:style-name="T5">(</text:span><text:span text:style-name="T9">parque</text:span><text:span text:style-name="T5">.</text:span><text:span text:style-name="T7">iniciarTodasLasAtracciones</text:span><text:span text:style-name="T5">());<text:line-break/>}<text:line-break/><text:line-break/></text:span><text:span text:style-name="T7">main</text:span><text:span text:style-name="T5">();</text:span></text:p>
      <text:p text:style-name="P9"/>
      <text:p text:style-name="P9">Para completar el ejercicio, podrías:</text:p>
      <text:list text:style-name="L3">
        <text:list-item>
          <text:p text:style-name="P11">Implementar más tipos de atracciones (como <text:span text:style-name="Source_20_Text">CasaEmbrujada</text:span> y <text:span text:style-name="Source_20_Text"><text:span text:style-name="T12">Carrusel</text:span></text:span>). </text:p>
        </text:list-item>
        <text:list-item>
          <text:p text:style-name="P11">Añadir más funcionalidades a <text:span text:style-name="Source_20_Text">ParqueDeDiversiones</text:span>, como encontrar la atracción más popular. </text:p>
        </text:list-item>
        <text:list-item>
          <text:p text:style-name="P10">Expandir la lógica de <text:span text:style-name="Source_20_Text">Visitante</text:span> para manejar diferentes tipos de restricciones.</text:p>
        </text:list-item>
        <text:list-item>
          <text:p text:style-name="P12">Mostrar el Parque de Diversiones gráficamente en una página Web</text:p>
        </text:list-item>
      </text:list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2:47:09.593000000</meta:creation-date>
    <dc:date>2024-06-23T23:00:30.957000000</dc:date>
    <meta:editing-duration>PT1M33S</meta:editing-duration>
    <meta:editing-cycles>1</meta:editing-cycles>
    <meta:document-statistic meta:table-count="0" meta:image-count="0" meta:object-count="0" meta:page-count="4" meta:paragraph-count="22" meta:word-count="606" meta:character-count="5521" meta:non-whitespace-character-count="4453"/>
    <meta:generator>LibreOffice/24.2.4.2$Windows_X86_64 LibreOffice_project/51a6219feb6075d9a4c46691dcfe0cd9c4fff3c2</meta:generator>
  </office:meta>
</office:document-meta>
</file>